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_20_1">
      <style:text-properties fo:language="cs" fo:country="CZ" officeooo:rsid="0019b25a" officeooo:paragraph-rsid="0019b25a"/>
    </style:style>
    <style:style style:name="P2" style:family="paragraph" style:parent-style-name="Heading_20_1">
      <style:text-properties fo:language="cs" fo:country="CZ" officeooo:rsid="00255713" officeooo:paragraph-rsid="00255713"/>
    </style:style>
    <style:style style:name="P3" style:family="paragraph" style:parent-style-name="Heading_20_1">
      <style:text-properties fo:language="cs" fo:country="CZ" officeooo:rsid="00265d0d" officeooo:paragraph-rsid="00cea2c5"/>
    </style:style>
    <style:style style:name="P4" style:family="paragraph" style:parent-style-name="Heading_20_1">
      <style:text-properties fo:language="cs" fo:country="CZ" officeooo:rsid="03789083" officeooo:paragraph-rsid="03789083"/>
    </style:style>
    <style:style style:name="P5" style:family="paragraph" style:parent-style-name="Heading_20_2">
      <style:text-properties fo:language="cs" fo:country="CZ" officeooo:paragraph-rsid="003f11c2"/>
    </style:style>
    <style:style style:name="P6" style:family="paragraph" style:parent-style-name="Heading_20_2">
      <style:text-properties fo:language="cs" fo:country="CZ" officeooo:rsid="0110bc50" officeooo:paragraph-rsid="0110bc50"/>
    </style:style>
    <style:style style:name="P7" style:family="paragraph" style:parent-style-name="Heading_20_2">
      <style:text-properties fo:language="cs" fo:country="CZ" officeooo:paragraph-rsid="00c186da"/>
    </style:style>
    <style:style style:name="P8" style:family="paragraph" style:parent-style-name="Heading_20_2">
      <style:text-properties fo:language="cs" fo:country="CZ" officeooo:rsid="019cb36e" officeooo:paragraph-rsid="019cb36e"/>
    </style:style>
    <style:style style:name="P9" style:family="paragraph" style:parent-style-name="Heading_20_2">
      <style:text-properties fo:language="cs" fo:country="CZ" officeooo:rsid="021204f5" officeooo:paragraph-rsid="021204f5"/>
    </style:style>
    <style:style style:name="P10" style:family="paragraph" style:parent-style-name="Heading_20_2">
      <style:text-properties fo:language="cs" fo:country="CZ" officeooo:rsid="0259c1d9" officeooo:paragraph-rsid="0259c1d9"/>
    </style:style>
    <style:style style:name="P11" style:family="paragraph" style:parent-style-name="Heading_20_2">
      <style:text-properties fo:language="cs" fo:country="CZ" officeooo:rsid="03278d72" officeooo:paragraph-rsid="03278d72"/>
    </style:style>
    <style:style style:name="P12" style:family="paragraph" style:parent-style-name="Heading_20_3">
      <style:text-properties fo:language="cs" fo:country="CZ" officeooo:rsid="00a427b5" officeooo:paragraph-rsid="00a427b5"/>
    </style:style>
    <style:style style:name="P13" style:family="paragraph" style:parent-style-name="Heading_20_3">
      <style:text-properties fo:language="cs" fo:country="CZ" officeooo:rsid="01389d69" officeooo:paragraph-rsid="01389d69"/>
    </style:style>
    <style:style style:name="P14" style:family="paragraph" style:parent-style-name="Heading_20_3">
      <style:text-properties fo:language="cs" fo:country="CZ" officeooo:rsid="02654bbb" officeooo:paragraph-rsid="02654bbb"/>
    </style:style>
    <style:style style:name="P15" style:family="paragraph" style:parent-style-name="Heading_20_3">
      <style:text-properties fo:language="cs" fo:country="CZ" officeooo:rsid="02654bbb" officeooo:paragraph-rsid="03387518"/>
    </style:style>
    <style:style style:name="P16" style:family="paragraph" style:parent-style-name="Heading_20_3">
      <style:text-properties fo:language="cs" fo:country="CZ" officeooo:rsid="02d3f3f6" officeooo:paragraph-rsid="02d3f3f6"/>
    </style:style>
    <style:style style:name="P17" style:family="paragraph" style:parent-style-name="Heading_20_3">
      <style:text-properties fo:language="cs" fo:country="CZ" officeooo:rsid="0329d3b1" officeooo:paragraph-rsid="0329d3b1"/>
    </style:style>
    <style:style style:name="P18" style:family="paragraph" style:parent-style-name="Heading_20_3">
      <style:text-properties fo:language="cs" fo:country="CZ" officeooo:rsid="0358b5ba" officeooo:paragraph-rsid="0358b5ba"/>
    </style:style>
    <style:style style:name="P19" style:family="paragraph" style:parent-style-name="Heading_20_3">
      <style:text-properties fo:language="cs" fo:country="CZ" officeooo:rsid="035d1f92" officeooo:paragraph-rsid="035d1f92"/>
    </style:style>
    <style:style style:name="P20" style:family="paragraph" style:parent-style-name="Heading_20_4">
      <style:text-properties fo:language="cs" fo:country="CZ" officeooo:rsid="0269f355" officeooo:paragraph-rsid="0269f355"/>
    </style:style>
    <style:style style:name="P21" style:family="paragraph" style:parent-style-name="Heading_20_4">
      <style:text-properties fo:language="cs" fo:country="CZ" officeooo:rsid="02887947" officeooo:paragraph-rsid="02887947"/>
    </style:style>
    <style:style style:name="P22" style:family="paragraph" style:parent-style-name="Heading_20_4">
      <style:text-properties fo:language="cs" fo:country="CZ" officeooo:rsid="028be245" officeooo:paragraph-rsid="028be245"/>
    </style:style>
    <style:style style:name="P23" style:family="paragraph" style:parent-style-name="Heading_20_4">
      <style:text-properties fo:language="cs" fo:country="CZ" officeooo:rsid="02a1e6a7" officeooo:paragraph-rsid="02a1e6a7"/>
    </style:style>
    <style:style style:name="P24" style:family="paragraph" style:parent-style-name="Heading_20_4">
      <style:text-properties fo:language="cs" fo:country="CZ" officeooo:rsid="02baa835" officeooo:paragraph-rsid="02baa835"/>
    </style:style>
    <style:style style:name="P25" style:family="paragraph" style:parent-style-name="Heading_20_4">
      <style:text-properties fo:language="cs" fo:country="CZ" officeooo:rsid="02c8dcb6" officeooo:paragraph-rsid="02c8dcb6"/>
    </style:style>
    <style:style style:name="P26" style:family="paragraph" style:parent-style-name="Heading_20_4">
      <style:text-properties fo:language="cs" fo:country="CZ" officeooo:rsid="0325c106" officeooo:paragraph-rsid="0325c106"/>
    </style:style>
    <style:style style:name="P27" style:family="paragraph" style:parent-style-name="Heading_20_4">
      <style:text-properties fo:language="cs" fo:country="CZ"/>
    </style:style>
    <style:style style:name="P28" style:family="paragraph" style:parent-style-name="Subtitle">
      <style:text-properties fo:language="cs" fo:country="CZ" officeooo:rsid="000c618d" officeooo:paragraph-rsid="000c618d"/>
    </style:style>
    <style:style style:name="P29" style:family="paragraph" style:parent-style-name="Table_20_Contents">
      <style:text-properties fo:language="cs" fo:country="CZ" officeooo:rsid="010bdb32" officeooo:paragraph-rsid="00ebe5a0"/>
    </style:style>
    <style:style style:name="P30" style:family="paragraph" style:parent-style-name="Table_20_Contents">
      <style:text-properties fo:language="cs" fo:country="CZ" officeooo:rsid="0111c3f5" officeooo:paragraph-rsid="00ebe5a0"/>
    </style:style>
    <style:style style:name="P31" style:family="paragraph" style:parent-style-name="Table_20_Contents">
      <style:text-properties fo:language="cs" fo:country="CZ" officeooo:rsid="01120306" officeooo:paragraph-rsid="00ebe5a0"/>
    </style:style>
    <style:style style:name="P32" style:family="paragraph" style:parent-style-name="Table_20_Contents">
      <style:text-properties fo:language="cs" fo:country="CZ" officeooo:rsid="0112f424" officeooo:paragraph-rsid="00ebe5a0"/>
    </style:style>
    <style:style style:name="P33" style:family="paragraph" style:parent-style-name="Table_20_Contents">
      <style:text-properties fo:language="cs" fo:country="CZ" officeooo:rsid="01148e99" officeooo:paragraph-rsid="00ebe5a0"/>
    </style:style>
    <style:style style:name="P34" style:family="paragraph" style:parent-style-name="Table_20_Contents">
      <style:text-properties fo:language="cs" fo:country="CZ" officeooo:rsid="012035fd" officeooo:paragraph-rsid="00ebe5a0"/>
    </style:style>
    <style:style style:name="P35" style:family="paragraph" style:parent-style-name="Table_20_Contents">
      <style:text-properties fo:language="cs" fo:country="CZ" officeooo:rsid="01221b89" officeooo:paragraph-rsid="00ebe5a0"/>
    </style:style>
    <style:style style:name="P36" style:family="paragraph" style:parent-style-name="Table_20_Contents">
      <style:text-properties fo:language="cs" fo:country="CZ" officeooo:rsid="01231c58" officeooo:paragraph-rsid="00ebe5a0"/>
    </style:style>
    <style:style style:name="P37" style:family="paragraph" style:parent-style-name="Table_20_Contents">
      <style:text-properties fo:language="cs" fo:country="CZ" officeooo:rsid="01159467" officeooo:paragraph-rsid="00ebe5a0"/>
    </style:style>
    <style:style style:name="P38" style:family="paragraph" style:parent-style-name="Table_20_Contents">
      <style:text-properties fo:language="cs" fo:country="CZ" officeooo:rsid="012541cb" officeooo:paragraph-rsid="00ebe5a0"/>
    </style:style>
    <style:style style:name="P39" style:family="paragraph" style:parent-style-name="Table_20_Contents">
      <style:text-properties fo:language="cs" fo:country="CZ" officeooo:rsid="0149054d" officeooo:paragraph-rsid="00ebe5a0"/>
    </style:style>
    <style:style style:name="P40" style:family="paragraph" style:parent-style-name="Table_20_Contents">
      <style:text-properties fo:language="cs" fo:country="CZ" officeooo:rsid="0149f6ff" officeooo:paragraph-rsid="00ebe5a0"/>
    </style:style>
    <style:style style:name="P41" style:family="paragraph" style:parent-style-name="Table_20_Contents">
      <style:text-properties fo:language="cs" fo:country="CZ" officeooo:rsid="00d20385" officeooo:paragraph-rsid="00ebe5a0"/>
    </style:style>
    <style:style style:name="P42" style:family="paragraph" style:parent-style-name="Table_20_Contents">
      <style:text-properties fo:language="cs" fo:country="CZ" officeooo:rsid="00d6a44c" officeooo:paragraph-rsid="00ebe5a0"/>
    </style:style>
    <style:style style:name="P43" style:family="paragraph" style:parent-style-name="Table_20_Contents">
      <style:text-properties fo:language="cs" fo:country="CZ" officeooo:rsid="00d838e0" officeooo:paragraph-rsid="00ebe5a0"/>
    </style:style>
    <style:style style:name="P44" style:family="paragraph" style:parent-style-name="Table_20_Contents">
      <style:text-properties fo:language="cs" fo:country="CZ" officeooo:rsid="00da7266" officeooo:paragraph-rsid="00ebe5a0"/>
    </style:style>
    <style:style style:name="P45" style:family="paragraph" style:parent-style-name="Table_20_Contents">
      <style:text-properties fo:language="cs" fo:country="CZ" officeooo:paragraph-rsid="00ebe5a0"/>
    </style:style>
    <style:style style:name="P46" style:family="paragraph" style:parent-style-name="Table_20_Contents">
      <style:text-properties fo:language="cs" fo:country="CZ" officeooo:rsid="013f9dba" officeooo:paragraph-rsid="013f9dba"/>
    </style:style>
    <style:style style:name="P47" style:family="paragraph" style:parent-style-name="Table_20_Contents">
      <style:text-properties fo:language="cs" fo:country="CZ" officeooo:rsid="01406001" officeooo:paragraph-rsid="01406001"/>
    </style:style>
    <style:style style:name="P48" style:family="paragraph" style:parent-style-name="Table_20_Contents">
      <style:text-properties fo:language="cs" fo:country="CZ" officeooo:rsid="01519119" officeooo:paragraph-rsid="01519119"/>
    </style:style>
    <style:style style:name="P49" style:family="paragraph" style:parent-style-name="Table_20_Contents">
      <style:text-properties fo:language="cs" fo:country="CZ" officeooo:rsid="015d8b96" officeooo:paragraph-rsid="015d8b96"/>
    </style:style>
    <style:style style:name="P50" style:family="paragraph" style:parent-style-name="Table_20_Contents">
      <style:text-properties fo:language="cs" fo:country="CZ" officeooo:rsid="0163997c" officeooo:paragraph-rsid="0163997c"/>
    </style:style>
    <style:style style:name="P51" style:family="paragraph" style:parent-style-name="Table_20_Contents">
      <style:text-properties fo:language="cs" fo:country="CZ" officeooo:rsid="01e2a6cb" officeooo:paragraph-rsid="01e2a6cb"/>
    </style:style>
    <style:style style:name="P52" style:family="paragraph" style:parent-style-name="Text_20_body">
      <style:text-properties fo:language="cs" fo:country="CZ" officeooo:rsid="00139b77" officeooo:paragraph-rsid="00139b77"/>
    </style:style>
    <style:style style:name="P53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55" style:family="paragraph" style:parent-style-name="Text_20_body">
      <style:text-properties fo:language="cs" fo:country="CZ" officeooo:rsid="003f11c2" officeooo:paragraph-rsid="003f11c2"/>
    </style:style>
    <style:style style:name="P56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57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58" style:family="paragraph" style:parent-style-name="Text_20_body">
      <style:text-properties fo:language="cs" fo:country="CZ" officeooo:rsid="011a33c2" officeooo:paragraph-rsid="011a33c2"/>
    </style:style>
    <style:style style:name="P59" style:family="paragraph" style:parent-style-name="Text_20_body">
      <style:text-properties fo:language="cs" fo:country="CZ" officeooo:rsid="011f0d3a" officeooo:paragraph-rsid="011f0d3a"/>
    </style:style>
    <style:style style:name="P60" style:family="paragraph" style:parent-style-name="Text_20_body">
      <style:text-properties fo:language="cs" fo:country="CZ" officeooo:rsid="0120d1c5" officeooo:paragraph-rsid="0120d1c5"/>
    </style:style>
    <style:style style:name="P61" style:family="paragraph" style:parent-style-name="Text_20_body">
      <style:text-properties fo:language="cs" fo:country="CZ" officeooo:rsid="01282528" officeooo:paragraph-rsid="01282528"/>
    </style:style>
    <style:style style:name="P62" style:family="paragraph" style:parent-style-name="Text_20_body">
      <style:text-properties fo:language="cs" fo:country="CZ" officeooo:rsid="0129ef8d" officeooo:paragraph-rsid="0129ef8d"/>
    </style:style>
    <style:style style:name="P63" style:family="paragraph" style:parent-style-name="Text_20_body">
      <style:text-properties fo:language="cs" fo:country="CZ" officeooo:rsid="013d3212" officeooo:paragraph-rsid="013d3212"/>
    </style:style>
    <style:style style:name="P64" style:family="paragraph" style:parent-style-name="Text_20_body">
      <style:text-properties fo:language="cs" fo:country="CZ" officeooo:rsid="01514b83" officeooo:paragraph-rsid="01514b83"/>
    </style:style>
    <style:style style:name="P65" style:family="paragraph" style:parent-style-name="Text_20_body">
      <style:text-properties fo:language="cs" fo:country="CZ" officeooo:rsid="016a7122" officeooo:paragraph-rsid="016a7122"/>
    </style:style>
    <style:style style:name="P66" style:family="paragraph" style:parent-style-name="Text_20_body">
      <style:text-properties fo:language="cs" fo:country="CZ" officeooo:rsid="016fd830" officeooo:paragraph-rsid="016fd830"/>
    </style:style>
    <style:style style:name="P67" style:family="paragraph" style:parent-style-name="Text_20_body">
      <style:text-properties fo:language="cs" fo:country="CZ" officeooo:rsid="017774b5" officeooo:paragraph-rsid="017774b5"/>
    </style:style>
    <style:style style:name="P68" style:family="paragraph" style:parent-style-name="Text_20_body">
      <style:text-properties fo:language="cs" fo:country="CZ" officeooo:rsid="01883c63" officeooo:paragraph-rsid="01883c63"/>
    </style:style>
    <style:style style:name="P69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70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71" style:family="paragraph" style:parent-style-name="Text_20_body">
      <style:text-properties fo:language="cs" fo:country="CZ" officeooo:rsid="0212a1c5" officeooo:paragraph-rsid="0212a1c5"/>
    </style:style>
    <style:style style:name="P72" style:family="paragraph" style:parent-style-name="Text_20_body">
      <style:text-properties fo:language="cs" fo:country="CZ" officeooo:rsid="022cbe4a" officeooo:paragraph-rsid="022cbe4a"/>
    </style:style>
    <style:style style:name="P73" style:family="paragraph" style:parent-style-name="Text_20_body">
      <style:text-properties fo:language="cs" fo:country="CZ" officeooo:rsid="0235c73b" officeooo:paragraph-rsid="0235c73b"/>
    </style:style>
    <style:style style:name="P74" style:family="paragraph" style:parent-style-name="Text_20_body">
      <style:text-properties fo:language="cs" fo:country="CZ" officeooo:rsid="0248e990" officeooo:paragraph-rsid="0248e990"/>
    </style:style>
    <style:style style:name="P75" style:family="paragraph" style:parent-style-name="Text_20_body">
      <style:text-properties fo:language="cs" fo:country="CZ" officeooo:rsid="025b1824" officeooo:paragraph-rsid="025b1824"/>
    </style:style>
    <style:style style:name="P76" style:family="paragraph" style:parent-style-name="Text_20_body">
      <style:text-properties fo:language="cs" fo:country="CZ" officeooo:rsid="02842596" officeooo:paragraph-rsid="02842596"/>
    </style:style>
    <style:style style:name="P77" style:family="paragraph" style:parent-style-name="Text_20_body">
      <style:text-properties fo:language="cs" fo:country="CZ" officeooo:rsid="0271f348" officeooo:paragraph-rsid="0271f348"/>
    </style:style>
    <style:style style:name="P78" style:family="paragraph" style:parent-style-name="Text_20_body">
      <style:text-properties fo:language="cs" fo:country="CZ" officeooo:rsid="028d8238" officeooo:paragraph-rsid="028d8238"/>
    </style:style>
    <style:style style:name="P79" style:family="paragraph" style:parent-style-name="Text_20_body">
      <style:text-properties fo:language="cs" fo:country="CZ" officeooo:rsid="029a4fac" officeooo:paragraph-rsid="029a4fac"/>
    </style:style>
    <style:style style:name="P80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81" style:family="paragraph" style:parent-style-name="Text_20_body">
      <style:text-properties fo:language="cs" fo:country="CZ" officeooo:rsid="02c55d12" officeooo:paragraph-rsid="02c55d12"/>
    </style:style>
    <style:style style:name="P82" style:family="paragraph" style:parent-style-name="Text_20_body">
      <style:text-properties fo:language="cs" fo:country="CZ" officeooo:rsid="02cb3b8b" officeooo:paragraph-rsid="02cb3b8b"/>
    </style:style>
    <style:style style:name="P83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84" style:family="paragraph" style:parent-style-name="Text_20_body">
      <style:text-properties fo:language="cs" fo:country="CZ" officeooo:rsid="03268ba2" officeooo:paragraph-rsid="03268ba2"/>
    </style:style>
    <style:style style:name="P85" style:family="paragraph" style:parent-style-name="Text_20_body">
      <style:text-properties fo:language="cs" fo:country="CZ" officeooo:rsid="032d3046" officeooo:paragraph-rsid="032d3046"/>
    </style:style>
    <style:style style:name="P86" style:family="paragraph" style:parent-style-name="Text_20_body">
      <style:text-properties fo:language="cs" fo:country="CZ" officeooo:rsid="0335bf5b" officeooo:paragraph-rsid="0335bf5b"/>
    </style:style>
    <style:style style:name="P87" style:family="paragraph" style:parent-style-name="Text_20_body">
      <style:text-properties fo:language="cs" fo:country="CZ" officeooo:rsid="03439556" officeooo:paragraph-rsid="03439556"/>
    </style:style>
    <style:style style:name="P88" style:family="paragraph" style:parent-style-name="Text_20_body">
      <style:text-properties fo:language="cs" fo:country="CZ" officeooo:rsid="034a45f7" officeooo:paragraph-rsid="034a45f7"/>
    </style:style>
    <style:style style:name="P89" style:family="paragraph" style:parent-style-name="Text_20_body">
      <style:text-properties fo:language="cs" fo:country="CZ" officeooo:rsid="034f4267" officeooo:paragraph-rsid="034f4267"/>
    </style:style>
    <style:style style:name="P90" style:family="paragraph" style:parent-style-name="Text_20_body">
      <style:text-properties fo:language="cs" fo:country="CZ" officeooo:rsid="03524c3b" officeooo:paragraph-rsid="03524c3b"/>
    </style:style>
    <style:style style:name="P91" style:family="paragraph" style:parent-style-name="Text_20_body">
      <style:text-properties fo:language="cs" fo:country="CZ" officeooo:rsid="0359c5e6" officeooo:paragraph-rsid="0359c5e6"/>
    </style:style>
    <style:style style:name="P92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93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95" style:family="paragraph" style:parent-style-name="Title">
      <style:text-properties fo:language="cs" fo:country="CZ" officeooo:rsid="000c618d" officeooo:paragraph-rsid="000c618d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0429c"/>
    </style:style>
    <style:style style:name="T56" style:family="text">
      <style:text-properties officeooo:rsid="00c186da"/>
    </style:style>
    <style:style style:name="T57" style:family="text">
      <style:text-properties officeooo:rsid="00c369f1"/>
    </style:style>
    <style:style style:name="T58" style:family="text">
      <style:text-properties officeooo:rsid="01125598"/>
    </style:style>
    <style:style style:name="T59" style:family="text">
      <style:text-properties officeooo:rsid="01165978"/>
    </style:style>
    <style:style style:name="T60" style:family="text">
      <style:text-properties officeooo:rsid="011d571e"/>
    </style:style>
    <style:style style:name="T61" style:family="text">
      <style:text-properties officeooo:rsid="01211325"/>
    </style:style>
    <style:style style:name="T62" style:family="text">
      <style:text-properties officeooo:rsid="0121860f"/>
    </style:style>
    <style:style style:name="T63" style:family="text">
      <style:text-properties officeooo:rsid="01265d9c"/>
    </style:style>
    <style:style style:name="T64" style:family="text">
      <style:text-properties officeooo:rsid="01299240"/>
    </style:style>
    <style:style style:name="T65" style:family="text">
      <style:text-properties officeooo:rsid="012ad163"/>
    </style:style>
    <style:style style:name="T66" style:family="text">
      <style:text-properties officeooo:rsid="012d4b20"/>
    </style:style>
    <style:style style:name="T67" style:family="text">
      <style:text-properties officeooo:rsid="012dc734"/>
    </style:style>
    <style:style style:name="T68" style:family="text">
      <style:text-properties officeooo:rsid="012e7649"/>
    </style:style>
    <style:style style:name="T69" style:family="text">
      <style:text-properties officeooo:rsid="0139093c"/>
    </style:style>
    <style:style style:name="T70" style:family="text">
      <style:text-properties officeooo:rsid="0141324f"/>
    </style:style>
    <style:style style:name="T71" style:family="text">
      <style:text-properties officeooo:rsid="014155fa"/>
    </style:style>
    <style:style style:name="T72" style:family="text">
      <style:text-properties officeooo:rsid="01426eea"/>
    </style:style>
    <style:style style:name="T73" style:family="text">
      <style:text-properties officeooo:rsid="014450b4"/>
    </style:style>
    <style:style style:name="T74" style:family="text">
      <style:text-properties officeooo:rsid="01527c10"/>
    </style:style>
    <style:style style:name="T75" style:family="text">
      <style:text-properties officeooo:rsid="0153885c"/>
    </style:style>
    <style:style style:name="T76" style:family="text">
      <style:text-properties officeooo:rsid="01577ca7"/>
    </style:style>
    <style:style style:name="T77" style:family="text">
      <style:text-properties officeooo:rsid="0159d939"/>
    </style:style>
    <style:style style:name="T78" style:family="text">
      <style:text-properties officeooo:rsid="015e61c4"/>
    </style:style>
    <style:style style:name="T79" style:family="text">
      <style:text-properties officeooo:rsid="015e9999"/>
    </style:style>
    <style:style style:name="T80" style:family="text">
      <style:text-properties officeooo:rsid="015f7f8e"/>
    </style:style>
    <style:style style:name="T81" style:family="text">
      <style:text-properties officeooo:rsid="016c227c"/>
    </style:style>
    <style:style style:name="T82" style:family="text">
      <style:text-properties officeooo:rsid="016cfd55"/>
    </style:style>
    <style:style style:name="T83" style:family="text">
      <style:text-properties officeooo:rsid="01706bb6"/>
    </style:style>
    <style:style style:name="T84" style:family="text">
      <style:text-properties officeooo:rsid="0174bc6b"/>
    </style:style>
    <style:style style:name="T85" style:family="text">
      <style:text-properties officeooo:rsid="0174e20f"/>
    </style:style>
    <style:style style:name="T86" style:family="text">
      <style:text-properties officeooo:rsid="01757b6e"/>
    </style:style>
    <style:style style:name="T87" style:family="text">
      <style:text-properties officeooo:rsid="017ef05e"/>
    </style:style>
    <style:style style:name="T88" style:family="text">
      <style:text-properties officeooo:rsid="01805e3b"/>
    </style:style>
    <style:style style:name="T89" style:family="text">
      <style:text-properties officeooo:rsid="01814ec0"/>
    </style:style>
    <style:style style:name="T90" style:family="text">
      <style:text-properties officeooo:rsid="0182681b"/>
    </style:style>
    <style:style style:name="T91" style:family="text">
      <style:text-properties officeooo:rsid="0186b446"/>
    </style:style>
    <style:style style:name="T92" style:family="text">
      <style:text-properties officeooo:rsid="018a08b2"/>
    </style:style>
    <style:style style:name="T93" style:family="text">
      <style:text-properties officeooo:rsid="018dd766"/>
    </style:style>
    <style:style style:name="T94" style:family="text">
      <style:text-properties officeooo:rsid="018e4805"/>
    </style:style>
    <style:style style:name="T95" style:family="text">
      <style:text-properties officeooo:rsid="0191bd16"/>
    </style:style>
    <style:style style:name="T96" style:family="text">
      <style:text-properties officeooo:rsid="0192edb6"/>
    </style:style>
    <style:style style:name="T97" style:family="text">
      <style:text-properties officeooo:rsid="019d50d3"/>
    </style:style>
    <style:style style:name="T98" style:family="text">
      <style:text-properties officeooo:rsid="01a2b2fb"/>
    </style:style>
    <style:style style:name="T99" style:family="text">
      <style:text-properties officeooo:rsid="01a61afa"/>
    </style:style>
    <style:style style:name="T100" style:family="text">
      <style:text-properties officeooo:rsid="01a87c87"/>
    </style:style>
    <style:style style:name="T101" style:family="text">
      <style:text-properties officeooo:rsid="01a910ce"/>
    </style:style>
    <style:style style:name="T102" style:family="text">
      <style:text-properties officeooo:rsid="01ab6ba6"/>
    </style:style>
    <style:style style:name="T103" style:family="text">
      <style:text-properties officeooo:rsid="01acf897"/>
    </style:style>
    <style:style style:name="T104" style:family="text">
      <style:text-properties officeooo:rsid="01aeb0d8"/>
    </style:style>
    <style:style style:name="T105" style:family="text">
      <style:text-properties officeooo:rsid="01b17196"/>
    </style:style>
    <style:style style:name="T106" style:family="text">
      <style:text-properties officeooo:rsid="01b33a82"/>
    </style:style>
    <style:style style:name="T107" style:family="text">
      <style:text-properties officeooo:rsid="01b3855a"/>
    </style:style>
    <style:style style:name="T108" style:family="text">
      <style:text-properties officeooo:rsid="01b93c67"/>
    </style:style>
    <style:style style:name="T109" style:family="text">
      <style:text-properties officeooo:rsid="01ba4884"/>
    </style:style>
    <style:style style:name="T110" style:family="text">
      <style:text-properties officeooo:rsid="01bbb4bc"/>
    </style:style>
    <style:style style:name="T111" style:family="text">
      <style:text-properties officeooo:rsid="01c3f2a6"/>
    </style:style>
    <style:style style:name="T112" style:family="text">
      <style:text-properties officeooo:rsid="01c43760"/>
    </style:style>
    <style:style style:name="T113" style:family="text">
      <style:text-properties officeooo:rsid="01c47d96"/>
    </style:style>
    <style:style style:name="T114" style:family="text">
      <style:text-properties officeooo:rsid="01d0d67a"/>
    </style:style>
    <style:style style:name="T115" style:family="text">
      <style:text-properties officeooo:rsid="01d38ca9"/>
    </style:style>
    <style:style style:name="T116" style:family="text">
      <style:text-properties officeooo:rsid="01d51b8f"/>
    </style:style>
    <style:style style:name="T117" style:family="text">
      <style:text-properties officeooo:rsid="01d64c6e"/>
    </style:style>
    <style:style style:name="T118" style:family="text">
      <style:text-properties officeooo:rsid="01d77ca1"/>
    </style:style>
    <style:style style:name="T119" style:family="text">
      <style:text-properties officeooo:rsid="01d7a51c"/>
    </style:style>
    <style:style style:name="T120" style:family="text">
      <style:text-properties officeooo:rsid="01eaa16a"/>
    </style:style>
    <style:style style:name="T121" style:family="text">
      <style:text-properties officeooo:rsid="01f78963"/>
    </style:style>
    <style:style style:name="T122" style:family="text">
      <style:text-properties officeooo:rsid="01f87e20"/>
    </style:style>
    <style:style style:name="T123" style:family="text">
      <style:text-properties officeooo:rsid="01f9c8ce"/>
    </style:style>
    <style:style style:name="T124" style:family="text">
      <style:text-properties officeooo:rsid="01fcc157"/>
    </style:style>
    <style:style style:name="T125" style:family="text">
      <style:text-properties officeooo:rsid="0205b547"/>
    </style:style>
    <style:style style:name="T126" style:family="text">
      <style:text-properties officeooo:rsid="020cacdb"/>
    </style:style>
    <style:style style:name="T127" style:family="text">
      <style:text-properties officeooo:rsid="022abc92"/>
    </style:style>
    <style:style style:name="T128" style:family="text">
      <style:text-properties officeooo:rsid="022c0fda"/>
    </style:style>
    <style:style style:name="T129" style:family="text">
      <style:text-properties officeooo:rsid="023208b1"/>
    </style:style>
    <style:style style:name="T130" style:family="text">
      <style:text-properties officeooo:rsid="02327672"/>
    </style:style>
    <style:style style:name="T131" style:family="text">
      <style:text-properties officeooo:rsid="0237d942"/>
    </style:style>
    <style:style style:name="T132" style:family="text">
      <style:text-properties officeooo:rsid="023b247d"/>
    </style:style>
    <style:style style:name="T133" style:family="text">
      <style:text-properties officeooo:rsid="023e244d"/>
    </style:style>
    <style:style style:name="T134" style:family="text">
      <style:text-properties officeooo:rsid="024a794e"/>
    </style:style>
    <style:style style:name="T135" style:family="text">
      <style:text-properties officeooo:rsid="024b7d89"/>
    </style:style>
    <style:style style:name="T136" style:family="text">
      <style:text-properties officeooo:rsid="02674401"/>
    </style:style>
    <style:style style:name="T137" style:family="text">
      <style:text-properties officeooo:rsid="02743386"/>
    </style:style>
    <style:style style:name="T138" style:family="text">
      <style:text-properties officeooo:rsid="0275484a"/>
    </style:style>
    <style:style style:name="T139" style:family="text">
      <style:text-properties officeooo:rsid="027d7490"/>
    </style:style>
    <style:style style:name="T140" style:family="text">
      <style:text-properties officeooo:rsid="0284b58b"/>
    </style:style>
    <style:style style:name="T141" style:family="text">
      <style:text-properties officeooo:rsid="02861865"/>
    </style:style>
    <style:style style:name="T142" style:family="text">
      <style:text-properties officeooo:rsid="029c4a1b"/>
    </style:style>
    <style:style style:name="T143" style:family="text">
      <style:text-properties officeooo:rsid="02a52e00"/>
    </style:style>
    <style:style style:name="T144" style:family="text">
      <style:text-properties officeooo:rsid="02a65610"/>
    </style:style>
    <style:style style:name="T145" style:family="text">
      <style:text-properties officeooo:rsid="02a79dba"/>
    </style:style>
    <style:style style:name="T146" style:family="text">
      <style:text-properties officeooo:rsid="02ae1e1c"/>
    </style:style>
    <style:style style:name="T147" style:family="text">
      <style:text-properties officeooo:rsid="02b0c6c7"/>
    </style:style>
    <style:style style:name="T148" style:family="text">
      <style:text-properties officeooo:rsid="02b0fa10"/>
    </style:style>
    <style:style style:name="T149" style:family="text">
      <style:text-properties officeooo:rsid="02b2aab4"/>
    </style:style>
    <style:style style:name="T150" style:family="text">
      <style:text-properties officeooo:rsid="02ccaa0f"/>
    </style:style>
    <style:style style:name="T151" style:family="text">
      <style:text-properties officeooo:rsid="02d44a59"/>
    </style:style>
    <style:style style:name="T152" style:family="text">
      <style:text-properties officeooo:rsid="02df4bfe"/>
    </style:style>
    <style:style style:name="T153" style:family="text">
      <style:text-properties officeooo:rsid="02e8ee49"/>
    </style:style>
    <style:style style:name="T154" style:family="text">
      <style:text-properties officeooo:rsid="02eaee15"/>
    </style:style>
    <style:style style:name="T155" style:family="text">
      <style:text-properties officeooo:rsid="02ec0f7d"/>
    </style:style>
    <style:style style:name="T156" style:family="text">
      <style:text-properties officeooo:rsid="02ec47fa"/>
    </style:style>
    <style:style style:name="T157" style:family="text">
      <style:text-properties officeooo:rsid="02ee3598"/>
    </style:style>
    <style:style style:name="T158" style:family="text">
      <style:text-properties officeooo:rsid="02f29977"/>
    </style:style>
    <style:style style:name="T159" style:family="text">
      <style:text-properties officeooo:rsid="030067d5"/>
    </style:style>
    <style:style style:name="T160" style:family="text">
      <style:text-properties officeooo:rsid="030b6a49"/>
    </style:style>
    <style:style style:name="T161" style:family="text">
      <style:text-properties officeooo:rsid="030c3d2b"/>
    </style:style>
    <style:style style:name="T162" style:family="text">
      <style:text-properties officeooo:rsid="030f2371"/>
    </style:style>
    <style:style style:name="T163" style:family="text">
      <style:text-properties officeooo:rsid="0316f4ba"/>
    </style:style>
    <style:style style:name="T164" style:family="text">
      <style:text-properties officeooo:rsid="031bccd9"/>
    </style:style>
    <style:style style:name="T165" style:family="text">
      <style:text-properties officeooo:rsid="032021c6"/>
    </style:style>
    <style:style style:name="T166" style:family="text">
      <style:text-properties officeooo:rsid="0320d869"/>
    </style:style>
    <style:style style:name="T167" style:family="text">
      <style:text-properties officeooo:rsid="032164c2"/>
    </style:style>
    <style:style style:name="T168" style:family="text">
      <style:text-properties officeooo:rsid="03229885"/>
    </style:style>
    <style:style style:name="T169" style:family="text">
      <style:text-properties officeooo:rsid="0328a273"/>
    </style:style>
    <style:style style:name="T170" style:family="text">
      <style:text-properties officeooo:rsid="0329d3b1"/>
    </style:style>
    <style:style style:name="T171" style:family="text">
      <style:text-properties officeooo:rsid="032c57f3"/>
    </style:style>
    <style:style style:name="T172" style:family="text">
      <style:text-properties officeooo:rsid="0331b8e9"/>
    </style:style>
    <style:style style:name="T173" style:family="text">
      <style:text-properties officeooo:rsid="0331eb39"/>
    </style:style>
    <style:style style:name="T174" style:family="text">
      <style:text-properties officeooo:rsid="0331f695"/>
    </style:style>
    <style:style style:name="T175" style:family="text">
      <style:text-properties officeooo:rsid="0337df18"/>
    </style:style>
    <style:style style:name="T176" style:family="text">
      <style:text-properties officeooo:rsid="03388719"/>
    </style:style>
    <style:style style:name="T177" style:family="text">
      <style:text-properties officeooo:rsid="03395889"/>
    </style:style>
    <style:style style:name="T178" style:family="text">
      <style:text-properties officeooo:rsid="0344ae35"/>
    </style:style>
    <style:style style:name="T179" style:family="text">
      <style:text-properties officeooo:rsid="034b04b2"/>
    </style:style>
    <style:style style:name="T180" style:family="text">
      <style:text-properties officeooo:rsid="03538183"/>
    </style:style>
    <style:style style:name="T181" style:family="text">
      <style:text-properties officeooo:rsid="03592a49"/>
    </style:style>
    <style:style style:name="T182" style:family="text">
      <style:text-properties officeooo:rsid="035a7f44"/>
    </style:style>
    <style:style style:name="T183" style:family="text">
      <style:text-properties officeooo:rsid="035b7699"/>
    </style:style>
    <style:style style:name="T184" style:family="text">
      <style:text-properties officeooo:rsid="035e0583"/>
    </style:style>
    <style:style style:name="T185" style:family="text">
      <style:text-properties officeooo:rsid="03616da3"/>
    </style:style>
    <style:style style:name="T186" style:family="text">
      <style:text-properties officeooo:rsid="03635b3b"/>
    </style:style>
    <style:style style:name="T187" style:family="text">
      <style:text-properties officeooo:rsid="0365087e"/>
    </style:style>
    <style:style style:name="T188" style:family="text">
      <style:text-properties officeooo:rsid="03660fb6"/>
    </style:style>
    <style:style style:name="T189" style:family="text">
      <style:text-properties officeooo:rsid="03693fd0"/>
    </style:style>
    <style:style style:name="T190" style:family="text">
      <style:text-properties officeooo:rsid="036aef80"/>
    </style:style>
    <style:style style:name="T191" style:family="text">
      <style:text-properties officeooo:rsid="036cfc48"/>
    </style:style>
    <style:style style:name="T192" style:family="text">
      <style:text-properties officeooo:rsid="036e4c22"/>
    </style:style>
    <style:style style:name="T193" style:family="text">
      <style:text-properties style:text-line-through-style="none" style:text-line-through-type="none" officeooo:rsid="036e4c22"/>
    </style:style>
    <style:style style:name="T194" style:family="text">
      <style:text-properties style:text-line-through-style="none" style:text-line-through-type="none" officeooo:rsid="03730dd9"/>
    </style:style>
    <style:style style:name="T195" style:family="text">
      <style:text-properties officeooo:rsid="03825414"/>
    </style:style>
    <style:style style:name="T196" style:family="text">
      <style:text-properties officeooo:rsid="038373af"/>
    </style:style>
    <style:style style:name="T197" style:family="text">
      <style:text-properties officeooo:rsid="0385f9a5"/>
    </style:style>
    <style:style style:name="T198" style:family="text">
      <style:text-properties officeooo:rsid="038601be"/>
    </style:style>
    <style:style style:name="T199" style:family="text">
      <style:text-properties officeooo:rsid="0387aaa5"/>
    </style:style>
    <style:style style:name="T200" style:family="text">
      <style:text-properties officeooo:rsid="0387e0e6"/>
    </style:style>
    <style:style style:name="T201" style:family="text">
      <style:text-properties officeooo:rsid="038929c9"/>
    </style:style>
    <style:style style:name="T202" style:family="text">
      <style:text-properties officeooo:rsid="038f3d1f"/>
    </style:style>
    <style:style style:name="T203" style:family="text">
      <style:text-properties officeooo:rsid="038f4ec5"/>
    </style:style>
    <style:style style:name="T204" style:family="text">
      <style:text-properties officeooo:rsid="03926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Semestrální práce KIV/UPS</text:p>
      <text:p text:style-name="P28"><text:span text:style-name="T1">Hra </text:span>Mlýn</text:p>
      <text:p text:style-name="P52"><text:span text:style-name="T2">Jméno </text:span><text:span text:style-name="T3">a přijmení</text:span>: Jiří Velek</text:p>
      <text:p text:style-name="P53">Osobní číslo<text:span text:style-name="T4">: </text:span><text:span text:style-name="T5">A20B0269P</text:span></text:p>
      <text:h text:style-name="P1" text:outline-level="1"><text:span text:style-name="T51">1. </text:span><text:span text:style-name="T6">Pravidla hry</text:span> mlýn</text:h>
      <text:p text:style-name="P54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5" text:outline-level="2"><text:span text:style-name="T14">1.</text:span><text:span text:style-name="T52">1.</text:span><text:span text:style-name="T14"> Rozmis</text:span><text:span text:style-name="T9">ťovací</text:span></text:h>
      <text:p text:style-name="P56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55"><text:span text:style-name="T11">1.</text:span><text:span text:style-name="T8">2. </text:span><text:span text:style-name="T10">Přesouvací</text:span></text:p>
      <text:p text:style-name="P94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12" text:outline-level="3"><text:span text:style-name="T53">1.</text:span>2.1 Skok<text:span text:style-name="T45">y</text:span></text:h>
      <text:p text:style-name="P57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2" text:outline-level="1"><text:span text:style-name="T54">2. </text:span>Sí<text:span text:style-name="T7">ťový protokol</text:span></text:h>
      <text:h text:style-name="P6" text:outline-level="2">2.1 <text:span text:style-name="T58">Formát zpráv</text:span></text:h>
      <text:p text:style-name="P58">Každá zpráva <text:span text:style-name="T60">je ve tvaru:</text:span></text:p>
      <text:p text:style-name="P59">PREFIX | ZPRÁVA | DATA</text:p>
      <text:p text:style-name="P60">PREFIX = <text:span text:style-name="T61">velikost zprávy </text:span><text:span text:style-name="T62">jako 4B </text:span><text:span text:style-name="T63">unsigned integer</text:span></text:p>
      <text:p text:style-name="P61">ZPRÁVA = <text:span text:style-name="T64">jedinečný identifikátor zprávy jako 4B unsigned integer</text:span></text:p>
      <text:p text:style-name="P62">DATA = <text:span text:style-name="T65">nepovinná položka, </text:span><text:span text:style-name="T66">obsahuje data, kte</text:span><text:span text:style-name="T67">rá </text:span><text:span text:style-name="T68">server posílá klientovi, nebo naopak</text:span></text:p>
      <text:p text:style-name="P62"/>
      <text:h text:style-name="P7" text:outline-level="2"><text:span text:style-name="T56">2.</text:span><text:span text:style-name="T59">2</text:span><text:span text:style-name="T56"> </text:span><text:span text:style-name="T57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9">CREATE</text:p>
          </table:table-cell>
          <table:table-cell table:style-name="Table1.A1" office:value-type="string">
            <text:p text:style-name="P46">USERNAME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29">JOIN</text:p>
          </table:table-cell>
          <table:table-cell table:style-name="Table1.A1" office:value-type="string">
            <text:p text:style-name="P47">USERNAME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ext:soft-page-break/>
        <table:table-row>
          <table:table-cell table:style-name="Table1.A1" office:value-type="string">
            <text:p text:style-name="P30">GAME_PUT</text:p>
          </table:table-cell>
          <table:table-cell table:style-name="Table1.A1" office:value-type="string">
            <text:p text:style-name="P48">INDEX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31">GAME_TAKE</text:p>
          </table:table-cell>
          <table:table-cell table:style-name="Table1.A1" office:value-type="string">
            <text:p text:style-name="P48">INDEX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32">GAME_MOVE</text:p>
          </table:table-cell>
          <table:table-cell table:style-name="Table1.A1" office:value-type="string">
            <text:p text:style-name="P42"><text:span text:style-name="T74">INDEX</text:span> odkud</text:p>
          </table:table-cell>
          <table:table-cell table:style-name="Table1.A1" office:value-type="string">
            <text:p text:style-name="P43"><text:span text:style-name="T75">INDEX</text:span> kam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33">PLAYER_JOINED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1" office:value-type="string">
            <text:p text:style-name="P41">GAME_READY</text:p>
          </table:table-cell>
          <table:table-cell table:style-name="Table1.A1" office:value-type="string">
            <text:p text:style-name="P34"><text:span text:style-name="T79">STATE</text:span> hráče</text:p>
          </table:table-cell>
          <table:table-cell table:style-name="Table1.A1" office:value-type="string">
            <text:p text:style-name="P35"><text:span text:style-name="T80">COLOR</text:span></text:p>
          </table:table-cell>
          <table:table-cell table:style-name="Table1.A1" office:value-type="string">
            <text:p text:style-name="P49">BOARD</text:p>
          </table:table-cell>
          <table:table-cell table:style-name="Table1.A1" office:value-type="string">
            <text:p text:style-name="P44"><text:span text:style-name="T78">USERNAME</text:span> protihráče</text:p>
          </table:table-cell>
        </table:table-row>
        <table:table-row>
          <table:table-cell table:style-name="Table1.A1" office:value-type="string">
            <text:p text:style-name="P51">GAME_OVER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1" office:value-type="string">
            <text:p text:style-name="P37">OK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37">NOK</text:p>
          </table:table-cell>
          <table:table-cell table:style-name="Table1.A1" office:value-type="string">
            <text:p text:style-name="P50">MESSAGE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39">PING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0">PONG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</table:table>
      <text:h text:style-name="P13" text:outline-level="3">2.2.<text:span text:style-name="T69">1 Význam argumentů</text:span></text:h>
      <text:p text:style-name="P63"><text:span text:style-name="T70">USERNAME</text:span> <text:span text:style-name="T71">= </text:span><text:span text:style-name="T72">uživatelské jméno, </text:span><text:span text:style-name="T73">UTF-8 string</text:span></text:p>
      <text:p text:style-name="P64">INDEX = <text:span text:style-name="T76">index v </text:span><text:span text:style-name="T77">hrací ploše na dané políčko, </text:span><text:span text:style-name="T84">4B unsigned integer</text:span></text:p>
      <text:p text:style-name="P65">STATE = <text:span text:style-name="T81">současný stav hráče v</text:span><text:span text:style-name="T82">e hře, </text:span><text:span text:style-name="T85">4B unsigned integer</text:span></text:p>
      <text:p text:style-name="P66">COLOR = <text:span text:style-name="T83">barva hráče, </text:span><text:span text:style-name="T86">4B unsigned integer, </text:span><text:span text:style-name="T87">hodnoty: 0 </text:span><text:span text:style-name="T88">(prázdná)</text:span><text:span text:style-name="T87">, 1 </text:span><text:span text:style-name="T89">(</text:span><text:span text:style-name="T90">červená)</text:span><text:span text:style-name="T87">, </text:span><text:span text:style-name="T88">2 </text:span><text:span text:style-name="T90">(modrá)</text:span></text:p>
      <text:p text:style-name="P67">BOARD = <text:span text:style-name="T91">24 byte struktura, </text:span><text:span text:style-name="T93">obsahující </text:span><text:span text:style-name="T94">jednu </text:span><text:span text:style-name="T95">hodnotu barvy (0, 1, 2) </text:span><text:span text:style-name="T96">na jeden byte</text:span></text:p>
      <text:p text:style-name="P68">MESSAGE = nepovinná zpráva od serveru, co se nepovedlo, proč se to nepovedlo, <text:span text:style-name="T92">UTF-8 string</text:span></text:p>
      <text:h text:style-name="P8" text:outline-level="2">2.3 <text:span text:style-name="T97">Návaznost zpráv</text:span></text:h>
      <text:p text:style-name="P69">Uživatel se připojí <text:span text:style-name="T98">na server, </text:span><text:span text:style-name="T99">a pošle </text:span><text:span text:style-name="T100">CREATE nebo JOIN </text:span><text:span text:style-name="T101">zprávu. </text:span><text:span text:style-name="T102">Server odpoví </text:span><text:span text:style-name="T103">zprávou </text:span><text:span text:style-name="T104">PLAYER_JOINED. </text:span><text:span text:style-name="T105">Nyní </text:span><text:span text:style-name="T106">je hráč </text:span><text:span text:style-name="T107">v lobby. </text:span><text:span text:style-name="T108">Po naplnění kapacity lobby (2 hráči) </text:span><text:span text:style-name="T109">se oboum hráčům pošle zpráva </text:span><text:span text:style-name="T110">GAME_READY. </text:span><text:span text:style-name="T111">Hra začne </text:span><text:span text:style-name="T112">a hráči mohou hrát </text:span><text:span text:style-name="T113">pomocí zpráv GAME_PUT, GAME_TAKE a GAME_MOVE. </text:span><text:span text:style-name="T114">Po každém pohybu se </text:span><text:span text:style-name="T115">protihráči zkopíruje zpráva, </text:span><text:span text:style-name="T116">kter</text:span><text:span text:style-name="T117">ou hráč poslal </text:span><text:span text:style-name="T126">a hráči je odeslána zpráva OK</text:span><text:span text:style-name="T117">. </text:span><text:span text:style-name="T118">Pokud </text:span><text:span text:style-name="T119">byl tah neplatný dostane zprávu NOK </text:span><text:span text:style-name="T120">s vysvětlením, proč byl tah neplatný</text:span><text:span text:style-name="T119">. </text:span><text:span text:style-name="T121">Po dokončení hry je odeslán</text:span><text:span text:style-name="T122">a zpráva </text:span><text:span text:style-name="T123">GAME_OVER </text:span><text:span text:style-name="T124">a hra je „zničena“ a klienti odpojeni.</text:span></text:p>
      <text:p text:style-name="P70">Po dobu komunikace <text:span text:style-name="T125">jsou periodicky odesílány zprávy PING, PONG.</text:span></text:p>
      <text:h text:style-name="P9" text:outline-level="2">Chybové stavy <text:span text:style-name="T133">(zprávy)</text:span></text:h>
      <text:p text:style-name="P71">Chybový stav aplikace nastane, pokud server pošle zprávu NOK. <text:span text:style-name="T127">Většinou </text:span><text:span text:style-name="T128">nastává, když server odpovídá na zprávy.</text:span></text:p>
      <text:p text:style-name="P72">CREATE, <text:span text:style-name="T129">JOIN – </text:span><text:span text:style-name="T130">uživatelské jméno </text:span><text:span text:style-name="T131">již někdo využívá</text:span></text:p>
      <text:p text:style-name="P73">JOIN – <text:span text:style-name="T132">není žádná prázdná lobby</text:span></text:p>
      <text:p text:style-name="P74">GAME_MOVE, GAME_PUT, GAME_TAKE – <text:span text:style-name="T134">Neplatná pozice, </text:span><text:span text:style-name="T135">Hráč není na tahu</text:span></text:p>
      <text:h text:style-name="P3" text:outline-level="1" text:is-list-header="true"><text:soft-page-break/><text:span text:style-name="T55">3. </text:span>Implementace</text:h>
      <text:h text:style-name="P10" text:outline-level="2">3.1 Server</text:h>
      <text:p text:style-name="P75">Server je napsán v jazyce Rust. </text:p>
      <text:h text:style-name="P14" text:outline-level="3">3.1.<text:span text:style-name="T151">1</text:span> <text:span text:style-name="T136">Moduly</text:span></text:h>
      <text:p text:style-name="P76">Server je rozdělen na několik modulů. <text:span text:style-name="T140">Moduly, které </text:span><text:span text:style-name="T141">pracují v různých vláknech spolu komunikují skrz kanály.</text:span></text:p>
      <text:h text:style-name="P20" text:outline-level="4">Server</text:h>
      <text:p text:style-name="P77">Stará se o <text:span text:style-name="T137">připojování nových klientů,</text:span><text:span text:style-name="T138"> přijímání zpráv </text:span><text:span text:style-name="T139">a odpojování klientů</text:span><text:span text:style-name="T138">.</text:span></text:p>
      <text:h text:style-name="P21" text:outline-level="4">Receiver</text:h>
      <text:p text:style-name="P79">„Dispatcher“ pro <text:span text:style-name="T142">zpracování jednotlivých zpráv.</text:span></text:p>
      <text:h text:style-name="P22" text:outline-level="4">Message</text:h>
      <text:p text:style-name="P78">Stará se o serializaci a deserializaci zpráv.</text:p>
      <text:h text:style-name="P23" text:outline-level="4">Machine</text:h>
      <text:p text:style-name="P80">Konečný automat. Ř<text:span text:style-name="T143">íká, ve kterém </text:span><text:span text:style-name="T144">stavu se </text:span><text:span text:style-name="T145">klient nachází. </text:span><text:span text:style-name="T146">Zařizuje přechody mezi stavy </text:span><text:span text:style-name="T147">a obsahuje obsluhu </text:span><text:span text:style-name="T148">zpráv </text:span><text:span text:style-name="T149">od klienta.</text:span></text:p>
      <text:h text:style-name="P24" text:outline-level="4">Game</text:h>
      <text:p text:style-name="P81">Obsahuje logiku hry.</text:p>
      <text:h text:style-name="P25" text:outline-level="4">Player</text:h>
      <text:p text:style-name="P82">Obsahuje informace o hráči a <text:span text:style-name="T150">slabou referenci na jeho klienta.</text:span></text:p>
      <text:h text:style-name="P17" text:outline-level="3">3.1.2 <text:span text:style-name="T171">Použité knihovny</text:span></text:h>
      <text:p text:style-name="P85">once_cell – <text:span text:style-name="T172">Využita pro </text:span><text:span text:style-name="T174">línou</text:span><text:span text:style-name="T173"> inicializaci statických proměnných.</text:span></text:p>
      <text:h text:style-name="P16" text:outline-level="3">3.1.<text:span text:style-name="T170">3</text:span> <text:span text:style-name="T152">Překlad a spuštění</text:span></text:h>
      <text:p text:style-name="P83">K překladu je <text:span text:style-name="T153">potřeba </text:span><text:span text:style-name="T159">mít nainstalovaný</text:span><text:span text:style-name="T153"> </text:span><text:span text:style-name="T163">R</text:span><text:span text:style-name="T153">ust compiler </text:span><text:span text:style-name="T154">(rustc, </text:span><text:span text:style-name="T161">stabilní</text:span><text:span text:style-name="T154"> </text:span><text:span text:style-name="T160">verze 1.65.</text:span><text:span text:style-name="T162">0</text:span><text:span text:style-name="T154">) </text:span><text:span text:style-name="T155">a </text:span><text:span text:style-name="T156">balíč</text:span><text:span text:style-name="T157">kovací </text:span><text:span text:style-name="T158">systém cargo. </text:span><text:span text:style-name="T164">Poté stačí spustit příkaz „cargo </text:span><text:span text:style-name="T165">build</text:span><text:span text:style-name="T164">“ </text:span><text:span text:style-name="T166">pro </text:span><text:span text:style-name="T167">přeložení programu a „cargo run &lt;</text:span><text:span text:style-name="T168">argumenty&gt;</text:span><text:span text:style-name="T167">“ pro spuštění programu.</text:span></text:p>
      <text:h text:style-name="P26" text:outline-level="4">Argumenty programu</text:h>
      <text:p text:style-name="P84">Program bere dva argumenty – IP adresu a port</text:p>
      <text:h text:style-name="P11" text:outline-level="2"><text:span text:style-name="T175">3.2 </text:span><text:span text:style-name="T169">K</text:span>lient</text:h>
      <text:p text:style-name="P86">Klient je napsán v jazyce Java.</text:p>
      <text:h text:style-name="P15" text:outline-level="3"><text:soft-page-break/>3.<text:span text:style-name="T177">2</text:span>.<text:span text:style-name="T151">1</text:span> <text:span text:style-name="T176">Třídy</text:span></text:h>
      <text:h text:style-name="P27" text:outline-level="4"><text:span text:style-name="T176">C</text:span>lient</text:h>
      <text:p text:style-name="P87">Stará se o připojení k serveru, <text:span text:style-name="T178">přijímání a odesílání zpráv.</text:span></text:p>
      <text:h text:style-name="P27" text:outline-level="4">Machine</text:h>
      <text:p text:style-name="P88">Enum <text:span text:style-name="T179">obsahující všechny stavy hry.</text:span></text:p>
      <text:h text:style-name="P27" text:outline-level="4">Message</text:h>
      <text:p text:style-name="P89">Třída serializující zprávy.</text:p>
      <text:h text:style-name="P27" text:outline-level="4">MessageType</text:h>
      <text:p text:style-name="P90">Enum <text:span text:style-name="T180">s typem zprávy.</text:span></text:p>
      <text:h text:style-name="P18" text:outline-level="3"><text:span text:style-name="T181">3.2.2 </text:span>Použité knihovny</text:h>
      <text:p text:style-name="P91">JavaFX – <text:span text:style-name="T182">využito pro </text:span><text:span text:style-name="T183">grafické rozhraní aplikace</text:span></text:p>
      <text:h text:style-name="P19" text:outline-level="3">3.2.3 <text:span text:style-name="T185">Překlad</text:span><text:span text:style-name="T184"> a spuštění</text:span></text:h>
      <text:p text:style-name="P93"><text:span text:style-name="T186">K překladu je potřeba </text:span><text:span text:style-name="T187">mít nainstalovaný Java JDK </text:span><text:span text:style-name="T188">verze 16, </text:span><text:span text:style-name="T189">Maven. </text:span><text:span text:style-name="T190">Pro překlad stačí spustit „mvn package“. </text:span><text:span text:style-name="T191">Ve složce target vznikne jar soubor client-1.0-SNAPSHOT.jar – </text:span><text:span text:style-name="T192">tento soubor lze spustit příkazem „java -</text:span>-jar client-<text:span text:style-name="T193">1.0-SNAPSHOT.</text:span><text:span text:style-name="T194">jar</text:span><text:span text:style-name="T193">“.</text:span></text:p>
      <text:h text:style-name="P4" text:outline-level="1">4. Závěr</text:h>
      <text:p text:style-name="P92">Server i klient fungují na operačních systémech Windows a Linux. <text:span text:style-name="T195">Dle mého server využívá moc </text:span><text:span text:style-name="T196">kódu, </text:span><text:span text:style-name="T197">který vykonává vedlejší účinky </text:span><text:span text:style-name="T199">a dal by se přepsat mnohem lépe. </text:span><text:span text:style-name="T200">Bohužel jsem </text:span><text:span text:style-name="T201">ale</text:span><text:span text:style-name="T200"> v době psaní semestrálky </text:span><text:span text:style-name="T202">moc neuměl Rust, </text:span><text:span text:style-name="T203">ani moc nerozuměl tomu, jak sockety fungují </text:span><text:span text:style-name="T204">a přepisovat to nyní by bylo moc prá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2-12-18T18:22:37.598899274</dc:date>
    <meta:editing-duration>PT5H35M19S</meta:editing-duration>
    <meta:editing-cycles>673</meta:editing-cycles>
    <meta:document-statistic meta:table-count="1" meta:image-count="0" meta:object-count="0" meta:page-count="4" meta:paragraph-count="98" meta:word-count="720" meta:character-count="4553" meta:non-whitespace-character-count="3924"/>
  </office:meta>
</office:document-meta>
</file>